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ad6b" officeooo:paragraph-rsid="0000a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 far I have</text:p>
      <text:p text:style-name="P1">-mostly just studied and done prep work</text:p>
      <text:p text:style-name="P1">-got my hands on textbooks for machine learning and C#, and went through them over the summer</text:p>
      <text:p text:style-name="P1">-tbqh, I remember little and think this was the wrong way to go, but hopefully it'll come in handy as I get into the details</text:p>
      <text:p text:style-name="P1">-the next step I plan on working on is getting (into coding it?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1:06:25.444842908</meta:creation-date>
    <dc:date>2023-09-12T11:08:30.371468274</dc:date>
    <meta:editing-duration>PT2M5S</meta:editing-duration>
    <meta:editing-cycles>1</meta:editing-cycles>
    <meta:document-statistic meta:table-count="0" meta:image-count="0" meta:object-count="0" meta:page-count="1" meta:paragraph-count="5" meta:word-count="66" meta:character-count="333" meta:non-whitespace-character-count="272"/>
    <meta:generator>LibreOffice/7.5.6.2$Linux_X86_64 LibreOffice_project/50$Build-2</meta:generator>
  </office:meta>
</office:document-meta>
</file>